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6673in" fo:text-indent="-0.25in" fo:margin-left="0.66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eil Fleming's VAK/VARK model</text:h>
      <text:p text:style-name="Standard">One of the most common and widely used categorizations of the various types of learning styles is Fleming's VARK model (sometimes VAK) which expanded upon earlier Neuro-linguistic programming (VARK) models:</text:p>
      <text:p text:style-name="Standard"></text:p>
      <text:list xml:id="list659494801" text:style-name="L1">
        <text:list-item>
          <text:p text:style-name="P1">visual learners;</text:p>
        </text:list-item>
        <text:list-item>
          <text:p text:style-name="P1">auditory learners;</text:p>
        </text:list-item>
        <text:list-item>
          <text:p text:style-name="P1">reading-writing preference learners;</text:p>
        </text:list-item>
        <text:list-item>
          <text:p text:style-name="P1">kinesthetic learners or tactile learners.</text:p>
        </text:list-item>
      </text:list>
      <text:p text:style-name="Standard"></text:p>
      <text:p text:style-name="Standard">Fleming claimed that visual learners have a preference for seeing (think in pictures; visual aids that represent ideas using methods other than words, such as graphs, charts, diagrams, symbols, etc.). Auditory learners best learn through listening (lectures, discussions, tapes, etc.). Tactile/kinesthetic learners prefer to learn via experience—moving, touching, and doing (active exploration of the world; science projects; experiments, etc.). Its use in instruction allows teachers to prepare classes that address each of these areas. Students can also use the model to identify their preferred learning style and maximize their educational experience by focusing on what benefits them the most.</text:p>
      <text:p text:style-name="Standard"/>
      <text:p text:style-name="Standard">Source: Wikiped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ademis </meta:initial-creator>
    <meta:creation-date>2014-10-27T18:06:37</meta:creation-date>
    <dc:date>2014-10-27T18:07:34</dc:date>
    <dc:creator>Academis </dc:creator>
    <meta:editing-duration>PT9S</meta:editing-duration>
    <meta:editing-cycles>2</meta:editing-cycles>
    <meta:generator>LibreOffice/3.5$Linux_X86_64 LibreOffice_project/350m1$Build-2</meta:generator>
    <meta:document-statistic meta:table-count="0" meta:image-count="0" meta:object-count="0" meta:page-count="1" meta:paragraph-count="10" meta:word-count="151" meta:character-count="1073" meta:non-whitespace-character-count="926"/>
  </office:meta>
</office:document-meta>
</file>